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36cm"/>
    </style:style>
    <style:style style:name="co3" style:family="table-column">
      <style:table-column-properties fo:break-before="auto" style:column-width="5.3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float" office:value="1000000000" calcext:value-type="float">
            <text:p>10000000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Requête</text:p>
          </table:table-cell>
          <table:table-cell office:value-type="string" calcext:value-type="string">
            <text:p>Nbre requêtes</text:p>
          </table:table-cell>
          <table:table-cell table:style-name="ce2" office:value-type="string" calcext:value-type="string">
            <text:p>Total String</text:p>
          </table:table-cell>
          <table:table-cell table:style-name="ce3" office:value-type="string" calcext:value-type="string">
            <text:p>Valeurs / objet </text:p>
          </table:table-cell>
          <table:table-cell table:style-name="ce2" office:value-type="string" calcext:value-type="string">
            <text:p>Objets / canal </text:p>
          </table:table-cell>
          <table:table-cell table:style-name="ce2" office:value-type="string" calcext:value-type="string">
            <text:p>Canaux / Processus</text:p>
          </table:table-cell>
          <table:table-cell table:style-name="ce2" office:value-type="string" calcext:value-type="string">
            <text:p>Total octets max (Go)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table:style-name="ce2" table:formula="of:=[.C5]*[.B5]" office:value-type="float" office:value="5120" calcext:value-type="float">
            <text:p>512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([.G5]*[.F5]*[.E5]*[.D5])/[.H2]" office:value-type="float" office:value="5.12" calcext:value-type="float">
            <text:p>5,12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Size of stack</text:p>
          </table:table-cell>
          <table:covered-table-cell/>
          <table:table-cell office:value-type="float" office:value="24" calcext:value-type="float">
            <text:p>24</text:p>
          </table:table-cell>
          <table:table-cell table:formula="of:=(64*[.E5])+[.D6]" office:value-type="float" office:value="16024" calcext:value-type="float">
            <text:p>16024</text:p>
          </table:table-cell>
          <table:table-cell table:formula="of:=(56*[.F5])+[.E6]" office:value-type="float" office:value="44024" calcext:value-type="float">
            <text:p>44024</text:p>
          </table:table-cell>
          <table:table-cell table:formula="of:=((8+104)*[.G5])+[.F6]" office:value-type="float" office:value="44920" calcext:value-type="float">
            <text:p>44920</text:p>
          </table:table-cell>
          <table:table-cell table:formula="of:=(([.G5]*[.F5]*[.E5]*[.D5])+[.G6])/[.H2]" office:value-type="float" office:value="5.12004492" calcext:value-type="float">
            <text:p>5,12004492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Nbre total String :</text:p>
          </table:table-cell>
          <table:covered-table-cell table:number-columns-repeated="4"/>
          <table:table-cell table:formula="of:=[.G5]*[.F5]*[.E5]" office:value-type="float" office:value="1000000" calcext:value-type="float">
            <text:p>100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0T13:03:08.576507813</meta:creation-date>
    <dc:date>2020-04-10T14:53:15.795960604</dc:date>
    <meta:editing-duration>PT1H39M56S</meta:editing-duration>
    <meta:editing-cycles>4</meta:editing-cycles>
    <meta:generator>LibreOffice/6.3.5.2$Linux_X86_64 LibreOffice_project/30$Build-2</meta:generator>
    <meta:document-statistic meta:table-count="1" meta:cell-count="23" meta:object-count="0"/>
  </office:meta>
</office:document-meta>
</file>